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cm" svg:stroke-color="#753a6b" draw:marker-start-width="0.245cm" draw:marker-start-center="false" draw:marker-end-width="0.245cm" draw:marker-end-center="false" draw:fill="solid" draw:fill-color="#cc80b4" draw:opacity="50%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50%"/>
    </style:style>
    <style:style style:name="gr2" style:family="graphic" style:parent-style-name="standard">
      <style:graphic-properties draw:stroke="none" draw:stroke-dash="Dashed_20__28_var_29__20_6394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cm" fo:min-width="0.79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none" draw:stroke-dash="Dashed_20__28_var_29__20_6395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cm" fo:min-width="0.99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none" draw:stroke-dash="Dashed_20__28_var_29__20_6396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cm" fo:min-width="1.09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none" draw:stroke-dash="Dashed_20__28_var_29__20_6397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cm" fo:min-width="0.79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none" draw:stroke-dash="Dashed_20__28_var_29__20_6398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cm" fo:min-width="0.99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cc80b4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fo:color="#753a6b" style:text-outline="tru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" style:family="text">
      <style:text-properties fo:color="#753a6b" style:text-outline="tru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2.671cm" svg:height="2.671cm" svg:x="9.636cm" svg:y="13.49cm" svg:viewBox="0 0 2672 2672" draw:points="0,2672 2672,2672 2672,0 1781,0 1781,1114 891,1114 891,0 0,0">
            <text:p/>
          </draw:polygon>
          <draw:frame draw:style-name="gr2" draw:text-style-name="P3" draw:layer="layout" svg:width="0.798cm" svg:height="0.38cm" svg:x="10.618cm" svg:y="14.657cm">
            <draw:text-box>
              <text:p text:style-name="P2"><text:span text:style-name="T1">5 cm</text:span></text:p>
            </draw:text-box>
          </draw:frame>
          <draw:frame draw:style-name="gr3" draw:text-style-name="P3" draw:layer="layout" svg:width="0.997cm" svg:height="0.38cm" draw:transform="rotate (1.5707963267949) translate (9.29cm 15.273cm)">
            <draw:text-box>
              <text:p text:style-name="P2"><text:span text:style-name="T1">15 cm</text:span></text:p>
            </draw:text-box>
          </draw:frame>
          <draw:frame draw:style-name="gr4" draw:text-style-name="P4" draw:layer="layout" svg:width="1.096cm" svg:height="0.38cm" svg:x="9.717cm" svg:y="15.802cm">
            <draw:text-box>
              <text:p text:style-name="P2"><text:span text:style-name="T2">Marine</text:span></text:p>
            </draw:text-box>
          </draw:frame>
          <draw:frame draw:style-name="gr5" draw:text-style-name="P3" draw:layer="layout" svg:width="0.798cm" svg:height="0.38cm" draw:transform="rotate (1.5707963267949) translate (11.079cm 14.4cm)">
            <draw:text-box>
              <text:p text:style-name="P2"><text:span text:style-name="T1">8 cm</text:span></text:p>
            </draw:text-box>
          </draw:frame>
          <draw:frame draw:style-name="gr6" draw:text-style-name="P3" draw:layer="layout" svg:width="0.997cm" svg:height="0.38cm" svg:x="10.534cm" svg:y="16.22cm">
            <draw:text-box>
              <text:p text:style-name="P2"><text:span text:style-name="T1">15 c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14:45:50.456735502</meta:creation-date>
    <dc:date>2018-05-24T14:46:14.365533442</dc:date>
    <meta:editing-duration>PT24S</meta:editing-duration>
    <meta:editing-cycles>1</meta:editing-cycles>
    <meta:document-statistic meta:object-count="7"/>
    <meta:generator>LibreOffice/6.0.0.3$MacOSX_X86_64 LibreOffice_project/64a0f66915f38c6217de274f0aa8e15618924765</meta:generator>
  </office:meta>
</office:document-meta>
</file>